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65BB7110B61EF3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7edb7"/>
    </style:style>
    <style:style style:name="P3" style:family="paragraph" style:parent-style-name="Standard">
      <style:text-properties officeooo:paragraph-rsid="001ac438"/>
    </style:style>
    <style:style style:name="P4" style:family="paragraph" style:parent-style-name="Standard">
      <style:text-properties fo:font-size="10pt" officeooo:paragraph-rsid="001b2f23" style:font-size-asian="10pt" style:font-size-complex="10pt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09in, 1.2193in, 1.8083in, 3.207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4"><draw:frame draw:style-name="fr1" draw:name="Image1" text:anchor-type="char" svg:x="0.4161in" svg:y="1.9083in" svg:width="6.3429in" svg:height="3.8437in" draw:z-index="0"><draw:image xlink:href="Pictures/10000201000007800000043865BB7110B61EF385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51:21.622000000</dc:date>
    <meta:editing-duration>PT1H15M16S</meta:editing-duration>
    <meta:editing-cycles>18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